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Footnote" style:master-page-name="Converted2">
      <style:paragraph-properties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>
      <style:paragraph-properties fo:margin-left="0in" fo:margin-right="0in" fo:text-indent="0in" style:auto-text-indent="false"/>
      <style:text-properties officeooo:rsid="0012d143" officeooo:paragraph-rsid="0012d143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officeooo:rsid="0013c6a1" officeooo:paragraph-rsid="0012d143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officeooo:rsid="0013c6a1" officeooo:paragraph-rsid="0013c6a1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officeooo:rsid="0015391e" officeooo:paragraph-rsid="0016e7b0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officeooo:rsid="0016e7b0" officeooo:paragraph-rsid="0016e7b0"/>
    </style:style>
    <style:style style:name="P9" style:family="paragraph" style:parent-style-name="List_20_Paragraph">
      <style:paragraph-properties fo:margin-left="0in" fo:margin-right="0in" fo:text-indent="0in" style:auto-text-indent="false"/>
      <style:text-properties officeooo:rsid="001e7435" officeooo:paragraph-rsid="001e7435"/>
    </style:style>
    <style:style style:name="P10" style:family="paragraph" style:parent-style-name="List_20_Paragraph">
      <style:paragraph-properties fo:margin-left="0in" fo:margin-right="0in" fo:text-indent="0in" style:auto-text-indent="false"/>
      <style:text-properties officeooo:rsid="00200d3c" officeooo:paragraph-rsid="00200d3c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officeooo:rsid="002280d7" officeooo:paragraph-rsid="002280d7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4bd75" style:font-size-asian="12pt" style:font-size-complex="12pt"/>
    </style:style>
    <style:style style:name="T3" style:family="text">
      <style:text-properties fo:font-size="12pt" officeooo:rsid="0016e7b0" style:font-size-asian="12pt" style:font-size-complex="12pt"/>
    </style:style>
    <style:style style:name="T4" style:family="text">
      <style:text-properties fo:font-size="12pt" officeooo:rsid="0018d471" style:font-size-asian="12pt" style:font-size-complex="12pt"/>
    </style:style>
    <style:style style:name="T5" style:family="text">
      <style:text-properties fo:font-size="12pt" officeooo:rsid="00197673" style:font-size-asian="12pt" style:font-size-complex="12pt"/>
    </style:style>
    <style:style style:name="T6" style:family="text">
      <style:text-properties fo:font-size="12pt" officeooo:rsid="001a0c75" style:font-size-asian="12pt" style:font-size-complex="12pt"/>
    </style:style>
    <style:style style:name="T7" style:family="text">
      <style:text-properties fo:font-size="12pt" officeooo:rsid="001b8926" style:font-size-asian="12pt" style:font-size-complex="12pt"/>
    </style:style>
    <style:style style:name="T8" style:family="text">
      <style:text-properties fo:font-size="12pt" officeooo:rsid="001c9661" style:font-size-asian="12pt" style:font-size-complex="12pt"/>
    </style:style>
    <style:style style:name="T9" style:family="text">
      <style:text-properties fo:font-size="12pt" officeooo:rsid="00200d3c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mię i nazwisko: </text:span><text:span text:style-name="T8">Patryk Kaniewski</text:span></text:p>
      <text:p text:style-name="Standard"><text:span text:style-name="T10">Interpolacja wielomianowa</text:span></text:p>
      <text:p text:style-name="Standard"><text:span text:style-name="T1">Sprawozdanie należy opracować w układzie:</text:span></text:p>
      <text:list xml:id="list2120618744" text:style-name="WWNum1">
        <text:list-item>
          <text:p text:style-name="P3"><text:span text:style-name="T1">Przedstawić dane (węzły interpolacji) w postaci tabelarycznej oraz graficznej (wykres).</text:span></text:p>
        </text:list-item>
        <text:list-item>
          <text:p text:style-name="P3"><text:span text:style-name="T1">Dla danej metody interpolacji (bezpośrednia, Lagrange’a, Newtona) oraz modelu (liniowego, kwadratowego oraz sześciennego)</text:span><text:span text:style-name="Footnote_20_Symbol"><text:span text:style-name="T1"><text:note text:id="ftn1" text:note-class="footnote"><text:note-citation>1</text:note-citation><text:note-body><text:p text:style-name="P2"><text:span text:style-name="Footnote_20_Symbol"/> Np. <text:span text:style-name="T11">Metoda Lagrange’a- model kwadratowy</text:span>.</text:p></text:note-body></text:note></text:span></text:span><text:span text:style-name="T1"> przedstawić:</text:span></text:p>
          <text:list>
            <text:list-item>
              <text:p text:style-name="P3"><text:span text:style-name="T1">symboliczną postać wielomianu;</text:span></text:p>
            </text:list-item>
            <text:list-item>
              <text:p text:style-name="P3"><text:span text:style-name="T1">etapy wyznaczania współczynników wielomianu;</text:span></text:p>
            </text:list-item>
            <text:list-item>
              <text:p text:style-name="P3"><text:span text:style-name="T1">zoperacjonalizowaną postać wielomianu;</text:span></text:p>
            </text:list-item>
            <text:list-item>
              <text:p text:style-name="P3"><text:span text:style-name="T1">na wykresie liniowym położenie punktów interpolacji (dane wykorzystane w metodzie);</text:span></text:p>
            </text:list-item>
            <text:list-item>
              <text:p text:style-name="P3"><text:span text:style-name="T1">dla danego x wartość f(x) wyznaczoną przy pomocy modelu;</text:span></text:p>
            </text:list-item>
            <text:list-item>
              <text:p text:style-name="P3"><text:span text:style-name="T1">przyjmując (dla stosowanej metody) za punkt odniesienia model liniowy, oszacowanie (dla obliczonej wartości f(x)) błędu względnego jakie dają pozostałe modele (kwadratowy i sześcienny)</text:span><text:bookmark text:name="_GoBack"/><text:span text:style-name="T1">.</text:span></text:p>
            </text:list-item>
          </text:list>
        </text:list-item>
      </text:list>
      <text:p text:style-name="List_20_Paragraph"><text:span text:style-name="T1"/></text:p>
      <text:p text:style-name="P10"><text:span text:style-name="T1">Liniowa bezposrednia</text:span></text:p>
      <text:p text:style-name="P4"><text:span text:style-name="T9">{</text:span><text:span text:style-name="T1">(15,250)(200,400)</text:span><text:span text:style-name="T9">}</text:span></text:p>
      <text:p text:style-name="P5"><text:span text:style-name="T1"/></text:p>
      <text:p text:style-name="P7"><text:span text:style-name="T1">(y-y1)(x2-x1)-(y2-y1)(x-x</text:span><text:span text:style-name="T7">1</text:span><text:span text:style-name="T1">) =0</text:span></text:p>
      <text:p text:style-name="P7"><text:span text:style-name="T1">(y-</text:span><text:span text:style-name="T3">250</text:span><text:span text:style-name="T1">)(</text:span><text:span text:style-name="T4">200</text:span><text:span text:style-name="T1">-</text:span><text:span text:style-name="T4">15</text:span><text:span text:style-name="T1">)-(</text:span><text:span text:style-name="T3">400</text:span><text:span text:style-name="T1">-</text:span><text:span text:style-name="T3">250</text:span><text:span text:style-name="T1">)(x-</text:span><text:span text:style-name="T7">15</text:span><text:span text:style-name="T1">) =0 <text:s/></text:span></text:p>
      <text:p text:style-name="P8"><text:span text:style-name="T1"/></text:p>
      <text:p text:style-name="P6"><text:span text:style-name="T1">3250/37 + (30 x)/37</text:span></text:p>
      <text:p text:style-name="P6"><text:span text:style-name="T1"/></text:p>
      <text:p text:style-name="P9"><text:span text:style-name="T1">podstawiamy x=16</text:span></text:p>
      <text:p text:style-name="P9"><text:span text:style-name="T1">3730/37</text:span></text:p>
      <text:p text:style-name="P9"><text:span text:style-name="T1"/></text:p>
      <text:p text:style-name="P11"><text:span text:style-name="T1">kwadratowa bezposrednia</text:span></text:p>
      <text:p text:style-name="P11"><text:span text:style-name="T1">{(10,200),(15,250)(20,400)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Tekst_20_przypisu_20_dolnego_20_Znak" style:display-name="Tekst przypisu dolnego Znak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 URBANEK</meta:initial-creator>
    <dc:creator>Patryk Kaniewski</dc:creator>
    <meta:editing-cycles>24</meta:editing-cycles>
    <meta:creation-date>2019-12-18T09:32:00</meta:creation-date>
    <dc:date>2020-01-16T13:13:59.394046742</dc:date>
    <meta:editing-duration>PT7H20M10S</meta:editing-duration>
    <meta:generator>LibreOffice/6.0.7.3$Linux_X86_64 LibreOffice_project/00m0$Build-3</meta:generator>
    <meta:document-statistic meta:table-count="0" meta:image-count="0" meta:object-count="0" meta:page-count="1" meta:paragraph-count="21" meta:word-count="119" meta:character-count="1024" meta:non-whitespace-character-count="9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